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73cm" fo:min-width="1.723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3.306cm" fo:min-width="3.056cm"/>
    </style:style>
    <style:style style:name="gr3" style:family="graphic" style:parent-style-name="standard">
      <style:graphic-properties draw:textarea-horizontal-align="justify" draw:textarea-vertical-align="middle" draw:auto-grow-height="false" fo:min-height="1.973cm" fo:min-width="2.42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75cm"/>
    </style:style>
    <style:style style:name="gr8" style:family="graphic" style:parent-style-name="standard">
      <style:graphic-properties svg:stroke-color="#000000" draw:marker-start="Arrow" draw:marker-start-width="0.3cm" draw:marker-end="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49cm"/>
    </style:style>
    <style:style style:name="gr10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loext:graphic-properties draw:fill-color="#000000"/>
      <style:paragraph-properties fo:text-align="center"/>
      <style:text-properties fo: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2pt"/>
    </style:style>
    <style:style style:name="P6" style:family="paragraph">
      <loext:graphic-properties draw:fill="none" draw:fill-color="#ffffff"/>
      <style:text-properties fo:font-size="12pt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4.445cm" svg:x="0.365cm" svg:y="0.946cm">
          <text:p text:style-name="P1">Makai</text:p>
          <text:p text:style-name="P1">Measurement</text:p>
          <text:p text:style-name="P1">Bridg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445cm" svg:height="4.445cm" svg:x="0.365cm" svg:y="5.545cm">
          <text:p text:style-name="P1">Makai</text:p>
          <text:p text:style-name="P1">Event</text:p>
          <text:p text:style-name="P1">Bridg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445cm" svg:height="4.445cm" svg:x="5.54cm" svg:y="3.294cm">
          <text:p text:style-name="P1">Mauka</text:p>
          <text:p text:style-name="P1">Pub/Sub</text:p>
          <text:p text:style-name="P1">Brok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445cm" svg:height="4.445cm" svg:x="11.544cm" svg:y="9.22cm">
          <text:p text:style-name="P1">Mauka</text:p>
          <text:p text:style-name="P1">Plugin</text:p>
          <text:p text:style-name="P1">Mana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3.556cm" svg:height="3.556cm" svg:x="12.087cm" svg:y="3.667cm">
          <text:p text:style-name="P2"><text:span text:style-name="T1">Mauka</text:span></text:p>
          <text:p text:style-name="P2"><text:span text:style-name="T1">Plugin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21cm" svg:height="3.556cm" svg:x="17.669cm" svg:y="3.64cm">
          <text:p text:style-name="P1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4" draw:layer="layout" svg:x1="3.705cm" svg:y1="4.302cm" svg:x2="6.753cm" svg:y2="4.302cm">
          <text:p/>
        </draw:line>
        <draw:line draw:style-name="gr4" draw:text-style-name="P4" draw:layer="layout" svg:x1="3.605cm" svg:y1="6.602cm" svg:x2="6.653cm" svg:y2="6.602cm">
          <text:p/>
        </draw:line>
        <draw:line draw:style-name="gr4" draw:text-style-name="P4" draw:layer="layout" svg:x1="13.77cm" svg:y1="9.255cm" svg:x2="13.808cm" svg:y2="7.223cm">
          <text:p/>
        </draw:line>
        <draw:line draw:style-name="gr5" draw:text-style-name="P1" draw:layer="layout" svg:x1="9.166cm" svg:y1="4.71cm" svg:x2="12.087cm" svg:y2="4.68cm">
          <text:p/>
        </draw:line>
        <draw:line draw:style-name="gr6" draw:text-style-name="P1" draw:layer="layout" svg:x1="17.637cm" svg:y1="5.445cm" svg:x2="15.643cm" svg:y2="5.445cm">
          <text:p/>
        </draw:line>
        <draw:frame draw:style-name="gr7" draw:text-style-name="P6" draw:layer="layout" svg:width="1.651cm" svg:height="0.725cm" svg:x="3.74cm" svg:y="3.721cm">
          <draw:text-box>
            <text:p text:style-name="P5">9881</text:p>
          </draw:text-box>
        </draw:frame>
        <draw:frame draw:style-name="gr7" draw:text-style-name="P6" draw:layer="layout" svg:width="1.651cm" svg:height="0.725cm" svg:x="5.041cm" svg:y="3.722cm">
          <draw:text-box>
            <text:p text:style-name="P5">9882</text:p>
          </draw:text-box>
        </draw:frame>
        <draw:frame draw:style-name="gr7" draw:text-style-name="P6" draw:layer="layout" svg:width="1.651cm" svg:height="0.725cm" svg:x="3.341cm" svg:y="6.022cm">
          <draw:text-box>
            <text:p text:style-name="P5">9899</text:p>
          </draw:text-box>
        </draw:frame>
        <draw:frame draw:style-name="gr7" draw:text-style-name="P6" draw:layer="layout" svg:width="1.651cm" svg:height="0.725cm" svg:x="4.941cm" svg:y="6.022cm">
          <draw:text-box>
            <text:p text:style-name="P5">9882</text:p>
          </draw:text-box>
        </draw:frame>
        <draw:line draw:style-name="gr8" draw:text-style-name="P1" draw:layer="layout" svg:x1="9.166cm" svg:y1="6.3cm" svg:x2="12.087cm" svg:y2="6.27cm">
          <text:p/>
        </draw:line>
        <draw:frame draw:style-name="gr7" draw:text-style-name="P6" draw:layer="layout" svg:width="1.651cm" svg:height="0.725cm" svg:x="9.99cm" svg:y="4.148cm">
          <draw:text-box>
            <text:p text:style-name="P5">9883</text:p>
          </draw:text-box>
        </draw:frame>
        <draw:frame draw:style-name="gr7" draw:text-style-name="P6" draw:layer="layout" svg:width="1.651cm" svg:height="0.725cm" svg:x="9.991cm" svg:y="5.749cm">
          <draw:text-box>
            <text:p text:style-name="P5">9882</text:p>
          </draw:text-box>
        </draw:frame>
        <draw:frame draw:style-name="gr9" draw:text-style-name="P6" draw:layer="layout" svg:width="2.032cm" svg:height="1.199cm" svg:x="15.959cm" svg:y="4.756cm">
          <draw:text-box>
            <text:p text:style-name="P5">21017</text:p>
          </draw:text-box>
        </draw:frame>
        <draw:frame draw:style-name="gr7" draw:text-style-name="P6" draw:layer="layout" svg:width="1.651cm" svg:height="0.725cm" svg:x="13.91cm" svg:y="8.149cm">
          <draw:text-box>
            <text:p text:style-name="P5">9882</text:p>
          </draw:text-box>
        </draw:frame>
        <draw:frame draw:style-name="gr10" draw:text-style-name="P6" draw:layer="layout" svg:width="1.777cm" svg:height="0.762cm" svg:x="13.573cm" svg:y="14.164cm">
          <draw:text-box draw:corner-radius="0.127cm">
            <text:p text:style-name="P5">12000</text:p>
          </draw:text-box>
        </draw:frame>
        <draw:frame draw:style-name="gr9" draw:text-style-name="P6" draw:layer="layout" svg:width="4.699cm" svg:height="1.199cm" svg:x="11.53cm" svg:y="3.032cm">
          <draw:text-box>
            <text:p text:style-name="P5">8911(health endpoint)</text:p>
          </draw:text-box>
        </draw:frame>
        <draw:custom-shape draw:style-name="gr2" draw:text-style-name="P3" draw:layer="layout" svg:width="3.556cm" svg:height="3.556cm" svg:x="11.987cm" svg:y="15.172cm">
          <text:p text:style-name="P2"><text:span text:style-name="T1">Develope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3.757cm" svg:y1="13.646cm" svg:x2="13.695cm" svg:y2="15.17cm">
          <text:p/>
        </draw:lin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08:48:51.416000000</meta:creation-date>
    <dc:date>2018-05-16T09:39:03.329000000</dc:date>
    <meta:editing-duration>PT9M1S</meta:editing-duration>
    <meta:editing-cycles>1</meta:editing-cycles>
    <meta:document-statistic meta:object-count="24"/>
    <meta:generator>LibreOffice/6.0.3.2$Windows_X86_64 LibreOffice_project/8f48d515416608e3a835360314dac7e47fd0b821</meta:generator>
  </office:meta>
</office:document-meta>
</file>